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97cm"/>
    </style:style>
    <style:style style:name="ro1" style:family="table-row">
      <style:table-row-properties style:row-height="4.999cm" fo:break-before="auto" style:use-optimal-row-height="false"/>
    </style:style>
    <style:style style:name="ro2" style:family="table-row">
      <style:table-row-properties style:row-height="4.997cm" fo:break-before="auto" style:use-optimal-row-height="false"/>
    </style:style>
    <style:style style:name="ro3" style:family="table-row">
      <style:table-row-properties style:row-height="4.999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 table:print-ranges="Planilha1.A6:Planilha1.D12">
        <office:forms form:automatic-focus="false" form:apply-design-mode="false"/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>
            <text:p>2006 – Promoção Por Escolaridade</text:p>
          </table:table-cell>
          <table:table-cell table:style-name="ce1" office:value-type="string" calcext:value-type="string">
            <text:p>1998 – Alteração de Nome</text:p>
          </table:table-cell>
          <table:table-cell table:style-name="ce1" office:value-type="string" calcext:value-type="string">
            <text:p>1998 – Designação Coord, Escola – E.E. São Geraldo (ZR)</text:p>
          </table:table-cell>
          <table:table-cell table:style-name="ce1" office:value-type="string" calcext:value-type="string">
            <text:p>1999 – FP Concessão</text:p>
            <text:p>Ref. 1º QQ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2001 – FP Concessão</text:p>
            <text:p>Ref. 2º QQ</text:p>
          </table:table-cell>
          <table:table-cell table:style-name="ce1" office:value-type="string" calcext:value-type="string">
            <text:p>2001 – FP Afastamento</text:p>
            <text:p>Ref. 1º QQ (Indeferida)</text:p>
          </table:table-cell>
          <table:table-cell table:style-name="ce1" office:value-type="string" calcext:value-type="string">
            <text:p>2006 – FP Concessão</text:p>
            <text:p>Ref. 3º QQ</text:p>
          </table:table-cell>
          <table:table-cell table:style-name="ce1" office:value-type="string" calcext:value-type="string">
            <text:p>2003 – FP Afastamento</text:p>
            <text:p>Ref. 1º QQ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03 – Retif. FP Afastamento</text:p>
            <text:p>Ref. 1º QQ (Período)</text:p>
          </table:table-cell>
          <table:table-cell table:style-name="ce1" office:value-type="string" calcext:value-type="string">
            <text:p>1991 – 1º e 2º BB Concessão</text:p>
          </table:table-cell>
          <table:table-cell table:style-name="ce1" office:value-type="string" calcext:value-type="string">
            <text:p>1998 – Revogação 1º e 2º BB </text:p>
            <text:p>(Dt. Exercício)</text:p>
          </table:table-cell>
          <table:table-cell table:style-name="ce1" office:value-type="string" calcext:value-type="string">
            <text:p>1998 – 3º BB Concessão</text:p>
            <text:p>1º e 2º BB – Retificação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1999 – 4º BB Concessão</text:p>
          </table:table-cell>
          <table:table-cell table:style-name="ce1" office:value-type="string" calcext:value-type="string">
            <text:p>2001 – 5º BB Concessão</text:p>
            <text:p>4º BB – Retificação</text:p>
          </table:table-cell>
          <table:table-cell table:style-name="ce1" office:value-type="string" calcext:value-type="string">
            <text:p>2003 – 6º BB Concessão</text:p>
          </table:table-cell>
          <table:table-cell table:style-name="ce1" office:value-type="string" calcext:value-type="string">
            <text:p>2005 – 7º BB Concessão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07 – 8º BB Concessão</text:p>
          </table:table-cell>
          <table:table-cell table:style-name="ce1" office:value-type="string" calcext:value-type="string">
            <text:p>2009 – 9º BB Concessão</text:p>
          </table:table-cell>
          <table:table-cell table:style-name="ce1" office:value-type="string" calcext:value-type="string">
            <text:p>1990 – 1º QQ</text:p>
            <text:p>Servidor Designado</text:p>
          </table:table-cell>
          <table:table-cell table:style-name="ce1" office:value-type="string" calcext:value-type="string">
            <text:p>1998 – 1º QQ</text:p>
            <text:p>(Dt. Exercício)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1998 – Revogação 1º QQ</text:p>
            <text:p>(Dt. Exercício)</text:p>
          </table:table-cell>
          <table:table-cell table:style-name="ce1" office:value-type="string" calcext:value-type="string">
            <text:p>2001 – 2º QQ</text:p>
          </table:table-cell>
          <table:table-cell table:style-name="ce1" office:value-type="string" calcext:value-type="string">
            <text:p>2006 – 3º QQ</text:p>
          </table:table-cell>
          <table:table-cell table:style-name="ce1" office:value-type="string" calcext:value-type="string">
            <text:p>2011 – 4º QQ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12 – Retificação 2º QQ</text:p>
          </table:table-cell>
          <table:table-cell table:style-name="ce1" office:value-type="string" calcext:value-type="string">
            <text:p>2012 – Retificação 3º QQ</text:p>
          </table:table-cell>
          <table:table-cell table:style-name="ce1" office:value-type="string" calcext:value-type="string">
            <text:p>2012 – Retificação 4º QQ</text:p>
          </table:table-cell>
          <table:table-cell table:style-name="ce1" office:value-type="string" calcext:value-type="string">
            <text:p>2012 – Anulação de Retif. QQ’s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02 – Prog. Horizontal</text:p>
            <text:p>Grau B</text:p>
          </table:table-cell>
          <table:table-cell table:style-name="ce1" office:value-type="string" calcext:value-type="string">
            <text:p>1998 – Posse / Exercício</text:p>
            <text:p>E.E. São Geraldo</text:p>
          </table:table-cell>
          <table:table-cell table:style-name="ce1" office:value-type="string" calcext:value-type="string">
            <text:p>1998 – Lotação</text:p>
            <text:p>E.E. São Geraldo</text:p>
          </table:table-cell>
          <table:table-cell table:style-name="ce1" office:value-type="string" calcext:value-type="string">
            <text:p>1998 – Mudança de Lotação</text:p>
            <text:p>E.E. São Geraldo =&gt; E.E. Tranquilino Dias Brito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1998 – Exercício</text:p>
            <text:p>E.E. Tranquilino Dias Brito</text:p>
          </table:table-cell>
          <table:table-cell table:style-name="ce1" office:value-type="string" calcext:value-type="string">
            <text:p>2001 – Acúmulo de Cargo</text:p>
          </table:table-cell>
          <table:table-cell table:style-name="ce1" office:value-type="string" calcext:value-type="string">
            <text:p>1991 – Acúmulo de Cargo</text:p>
          </table:table-cell>
          <table:table-cell table:style-name="ce1" office:value-type="string" calcext:value-type="string">
            <text:p>1998 – LIP</text:p>
            <text:p>Cancelada a Pedido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00 – Acúmulo de Cargo</text:p>
          </table:table-cell>
          <table:table-cell table:style-name="ce1" office:value-type="string" calcext:value-type="string">
            <text:p>1999 – Acúmulo de Cargo</text:p>
          </table:table-cell>
          <table:table-cell table:style-name="ce1" office:value-type="string" calcext:value-type="string">
            <text:p>1998 – Acúmulo de Cargo</text:p>
            <text:p>Ilícito</text:p>
          </table:table-cell>
          <table:table-cell table:style-name="ce1" office:value-type="string" calcext:value-type="string">
            <text:p>1999 – Processo CAP</text:p>
            <text:p>Rev. Acúmulo Cargo Ilicíto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12 – Afast. Preliminar</text:p>
            <text:p>À Aposentadoria</text:p>
          </table:table-cell>
          <table:table-cell table:style-name="ce1" office:value-type="string" calcext:value-type="string">
            <text:p>2012 – FP em Dobro</text:p>
          </table:table-cell>
          <table:table-cell table:style-name="ce1" office:value-type="string" calcext:value-type="string">
            <text:p>2012 – Retif. 2º e 3º QQ</text:p>
          </table:table-cell>
          <table:table-cell table:style-name="ce1"/>
          <table:table-cell table:number-columns-repeated="60"/>
        </table:table-row>
        <table:table-row table:style-name="ro1">
          <table:table-cell table:style-name="ce1" table:number-columns-repeated="4"/>
          <table:table-cell table:number-columns-repeated="60"/>
        </table:table-row>
        <table:table-row table:style-name="ro3" table:number-rows-repeated="1048547">
          <table:table-cell table:number-columns-repeated="64"/>
        </table:table-row>
        <table:table-row table:style-name="ro4" table:number-rows-repeated="16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_xlnm.Print_Area" table:base-cell-address="$Planilha1.$A$1" table:cell-range-address="$Planilha1.$A$6:.$D$1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Heading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3cm" fo:margin-bottom="0.467cm" fo:margin-left="0.549cm" fo:margin-right="0.512cm" style:print-page-order="ttb" style:first-page-number="1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11-09T11:16:48</meta:creation-date>
    <dc:language>pt-BR</dc:language>
    <meta:print-date>2019-08-28T11:30:22</meta:print-date>
    <dc:date>2019-08-28T11:35:41</dc:date>
    <meta:editing-cycles>63</meta:editing-cycles>
    <meta:editing-duration>PT12H34M</meta:editing-duration>
    <meta:generator>LibreOffice/6.4.0.3$Linux_X86_64 LibreOffice_project/b0a288ab3d2d4774cb44b62f04d5d28733ac6df8</meta:generator>
    <meta:document-statistic meta:table-count="1" meta:cell-count="43" meta:object-count="0"/>
  </office:meta>
</office:document-meta>
</file>